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">
      <style:text-properties officeooo:paragraph-rsid="000b62c8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ing_20_1">
      <style:paragraph-properties fo:margin-top="0.3cm" fo:margin-bottom="0.101cm" loext:contextual-spacing="false" style:writing-mode="page"/>
    </style:style>
    <style:style style:name="P6" style:family="paragraph" style:parent-style-name="Text">
      <style:text-properties officeooo:rsid="000cd38d" officeooo:paragraph-rsid="000cd38d"/>
    </style:style>
    <style:style style:name="T1" style:family="text">
      <style:text-properties officeooo:rsid="000de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P5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/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6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3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2T01:50:34.040904603</dc:date>
    <meta:editing-duration>PT11H16M46S</meta:editing-duration>
    <meta:editing-cycles>169</meta:editing-cycles>
    <dc:creator>Laurent FRANCOIS</dc:creator>
    <meta:document-statistic meta:table-count="2" meta:image-count="0" meta:object-count="0" meta:page-count="1" meta:paragraph-count="60" meta:word-count="367" meta:character-count="2126" meta:non-whitespace-character-count="1891"/>
  </office:meta>
</office:document-meta>
</file>